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list is mostly for the electronic and mechanical stuff. How you create your own Bubblesteen will depend on your creativity and what you have laying around.<text:line-break/><text:line-break/>I will also include small tips on the materials I used and things to be careful of</text:p>
      <text:list xml:id="list7383009697436614297" text:style-name="L1">
        <text:list-item>
          <text:p text:style-name="P4">1. Arduino Duemilanove  $30.00</text:p>
        </text:list-item>
        <text:list-item>
          <text:p text:style-name="P4">1 motor shield  $19.50 (<text:a xlink:type="simple" xlink:href="http://www.adafruit.com/">www.adafruit.com</text:a>) * It is made to fit the Duemilanove</text:p>
        </text:list-item>
        <text:list-item>
          <text:p text:style-name="P4">2 micro servos- I used Hextronik HXT 500 $3.50 each (<text:a xlink:type="simple" xlink:href="http://www.hobbyking.com/">www.hobbyking.com</text:a>)</text:p>
        </text:list-item>
        <text:list-item>
          <text:p text:style-name="P4">1 DC toy motor- something between 3v and 12v - easy to find, motor shield docs will help you decide if what you may already have will work.</text:p>
        </text:list-item>
        <text:list-item>
          <text:p text:style-name="P2">1 thing of bubble mix. - find at CVS or a dollar store. Some work better than others</text:p>
        </text:list-item>
      </text:list>
      <text:p text:style-name="Text_20_body">These things I used, but are not critical. This is where your own creativity will need to come to play.</text:p>
      <text:list xml:id="list3477593898968754760" text:style-name="L2">
        <text:list-item>
          <text:p text:style-name="P5"> 1 roll of perferated metal tape- any hardware store</text:p>
        </text:list-item>
        <text:list-item>
          <text:p text:style-name="P5"> nuts and bolts of various sizes - thread count not critical :)</text:p>
        </text:list-item>
        <text:list-item>
          <text:p text:style-name="P5"> diamond plate- local scrap yard</text:p>
        </text:list-item>
        <text:list-item>
          <text:p text:style-name="P5"> aluminum channel- local scrap yard </text:p>
        </text:list-item>
        <text:list-item>
          <text:p text:style-name="P5"> 1 threaded rod hanger/ plate</text:p>
        </text:list-item>
        <text:list-item>
          <text:p text:style-name="P5"> earthquake putty or museum wax</text:p>
        </text:list-item>
        <text:list-item>
          <text:p text:style-name="P5"> 5 minute epoxy</text:p>
        </text:list-item>
        <text:list-item>
          <text:p text:style-name="P5"> 1/4" acrylic sheet- about 6" x 6" worth</text:p>
        </text:list-item>
        <text:list-item>
          <text:p text:style-name="P3">  acrylic adhesive</text:p>
        </text:list-item>
      </text:list>
      <text:p text:style-name="Text_20_body">The tools you need will once again depend on what you build yours out of.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2:52:30.448232295</meta:creation-date>
    <dc:date>2017-07-07T12:52:59.046138914</dc:date>
    <meta:editing-duration>P0D</meta:editing-duration>
    <meta:editing-cycles>1</meta:editing-cycles>
    <meta:document-statistic meta:table-count="0" meta:image-count="0" meta:object-count="0" meta:page-count="1" meta:paragraph-count="17" meta:word-count="221" meta:character-count="1167" meta:non-whitespace-character-count="961"/>
    <meta:generator>LibreOffice/4.2.8.2$Linux_x86 LibreOffice_project/420m0$Build-2</meta:generator>
  </office:meta>
</office:document-meta>
</file>